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2e3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161d3d" officeooo:paragraph-rsid="00161d3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font-weight="bold" officeooo:rsid="0012e337" officeooo:paragraph-rsid="0012e337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2236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fo:font-weight="normal" officeooo:rsid="002055f9" officeooo:paragraph-rsid="002055f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4pt" fo:font-weight="normal" officeooo:rsid="00223687" officeooo:paragraph-rsid="0022368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223687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" fo:font-size="18pt" fo:font-weight="bold" officeooo:rsid="0024808d" officeooo:paragraph-rsid="0024808d" style:font-size-asian="15.75pt" style:font-weight-asian="bold" style:font-size-complex="18pt" style:font-weight-complex="bold"/>
    </style:style>
    <style:style style:name="T1" style:family="text">
      <style:text-properties officeooo:rsid="00113fcc"/>
    </style:style>
    <style:style style:name="T2" style:family="text">
      <style:text-properties officeooo:rsid="0014153c"/>
    </style:style>
    <style:style style:name="T3" style:family="text">
      <style:text-properties officeooo:rsid="0015dc50"/>
    </style:style>
    <style:style style:name="T4" style:family="text">
      <style:text-properties officeooo:rsid="00161d3d"/>
    </style:style>
    <style:style style:name="T5" style:family="text">
      <style:text-properties officeooo:rsid="001abe1f"/>
    </style:style>
    <style:style style:name="T6" style:family="text">
      <style:text-properties officeooo:rsid="001bea15"/>
    </style:style>
    <style:style style:name="T7" style:family="text">
      <style:text-properties officeooo:rsid="002055f9"/>
    </style:style>
    <style:style style:name="T8" style:family="text">
      <style:text-properties officeooo:rsid="002077c2"/>
    </style:style>
    <style:style style:name="T9" style:family="text">
      <style:text-properties officeooo:rsid="00248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lemento</text:p>
      <text:p text:style-name="P1"/>
      <text:p text:style-name="P13">C<text:span text:style-name="T9">lasse abstrata que representa todos os elementos do jogo.</text:span></text:p>
      <text:p text:style-name="P4"/>
      <text:p text:style-name="P8">Sumário do Construtor</text:p>
      <text:p text:style-name="P4">- <text:span text:style-name="T9">Elemento</text:span>(<text:span text:style-name="T9">TipoElemento tipo</text:span>)</text:p>
      <text:p text:style-name="P4">I<text:span text:style-name="T2">nicializa Elemento atribuindo o parâmetro tipo ao atributo tipo. </text:span></text:p>
      <text:p text:style-name="P4"/>
      <text:p text:style-name="P9">Sumário do<text:span text:style-name="T3">s</text:span> <text:span text:style-name="T3">Atributos</text:span></text:p>
      <text:p text:style-name="P5">- <text:span text:style-name="T9">tipo</text:span></text:p>
      <text:p text:style-name="P3">tipo: <text:span text:style-name="T9">TipoElem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10:05:47.549071297</dc:date>
    <meta:editing-duration>PT1H38M40S</meta:editing-duration>
    <meta:editing-cycles>15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32" meta:character-count="227" meta:non-whitespace-character-count="202"/>
  </office:meta>
</office:document-meta>
</file>